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</style:style>
    <style:style style:name="P2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" fo:font-size="12pt" style:font-size-asian="12pt" style:font-name-complex="Times New Roman2"/>
    </style:style>
    <style:style style:name="P3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1.4499998092651pt" style:font-size-complex="13.0500001907349pt"/>
    </style:style>
    <style:style style:name="P4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c97d1" officeooo:paragraph-rsid="000c97d1" style:font-size-asian="11.4499998092651pt" style:font-size-complex="13.0500001907349pt"/>
    </style:style>
    <style:style style:name="P5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c97d1" style:font-size-asian="12pt" style:font-size-complex="12pt"/>
    </style:style>
    <style:style style:name="P6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b7fe6" style:font-size-asian="12pt" style:font-size-complex="12pt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2pt" style:font-size-asian="12pt" style:font-name-complex="Times New Roman2"/>
    </style:style>
    <style:style style:name="P8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P9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0e23a8" style:font-size-asian="12pt" style:font-size-complex="12pt"/>
    </style:style>
    <style:style style:name="P10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825dc" style:font-size-asian="12pt" style:font-size-complex="12pt"/>
    </style:style>
    <style:style style:name="P11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style:font-name="Times New Roman1" fo:font-size="12pt" officeooo:rsid="000b7fe6" officeooo:paragraph-rsid="001456ad" style:font-size-asian="12pt" style:font-size-complex="12pt"/>
    </style:style>
    <style:style style:name="P12" style:family="paragraph" style:parent-style-name="Standard">
      <style:paragraph-properties fo:margin-left="0.6945in" fo:margin-right="0in" fo:margin-top="0in" fo:margin-bottom="0in" loext:contextual-spacing="false" fo:line-height="100%" fo:text-indent="-0.6945in" style:auto-text-indent="false"/>
      <style:text-properties officeooo:paragraph-rsid="0017d1ea"/>
    </style:style>
    <style:style style:name="T1" style:family="text">
      <style:text-properties style:font-name="Times New Roman" fo:font-size="12pt" style:font-size-asian="12pt" style:font-name-complex="Times New Roman2"/>
    </style:style>
    <style:style style:name="T2" style:family="text">
      <style:text-properties style:font-name="Times New Roman" fo:font-size="12pt" fo:font-style="italic" style:font-size-asian="12pt" style:font-style-asian="italic" style:font-name-complex="Times New Roman2"/>
    </style:style>
    <style:style style:name="T3" style:family="text">
      <style:text-properties style:font-name="Times New Roman" fo:font-style="italic" style:font-size-asian="12pt" style:font-style-asian="italic" style:font-name-complex="Times New Roman2" style:font-style-complex="italic"/>
    </style:style>
    <style:style style:name="T4" style:family="text">
      <style:text-properties fo:font-variant="normal" fo:text-transform="none" fo:color="#333333" fo:letter-spacing="normal" fo:font-style="italic" fo:font-weight="normal" style:font-name-complex="Times New Roman2"/>
    </style:style>
    <style:style style:name="T5" style:family="text">
      <style:text-properties fo:font-variant="normal" fo:text-transform="none" fo:color="#333333" fo:letter-spacing="normal" fo:font-style="normal" fo:font-weight="normal" style:font-name-complex="Times New Roman2"/>
    </style:style>
    <style:style style:name="T6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Open Sans" fo:font-size="10.5pt" fo:letter-spacing="normal" fo:font-style="italic" fo:font-weight="normal"/>
    </style:style>
    <style:style style:name="T8" style:family="text">
      <style:text-properties fo:font-variant="normal" fo:text-transform="none" fo:color="#000000" style:font-name="Open Sans" fo:letter-spacing="normal" fo:font-style="normal" fo:font-weight="normal"/>
    </style:style>
    <style:style style:name="T9" style:family="text">
      <style:text-properties fo:font-variant="normal" fo:text-transform="none" fo:color="#000000" style:font-name="Open Sans" fo:letter-spacing="normal" fo:font-style="italic" fo:font-weight="normal"/>
    </style:style>
    <style:style style:name="T10" style:family="text">
      <style:text-properties fo:font-variant="normal" fo:text-transform="none" fo:color="#000000" fo:letter-spacing="normal" fo:font-style="normal" fo:font-weight="normal"/>
    </style:style>
    <style:style style:name="T11" style:family="text">
      <style:text-properties fo:font-variant="normal" fo:text-transform="none" fo:color="#000000" fo:letter-spacing="normal" fo:font-style="normal" fo:font-weight="normal" style:font-name-complex="Times New Roman2"/>
    </style:style>
    <style:style style:name="T12" style:family="text">
      <style:text-properties fo:font-variant="normal" fo:text-transform="none" fo:color="#000000" fo:letter-spacing="normal" fo:font-style="normal" fo:font-weight="normal" officeooo:rsid="0017d1ea" style:font-name-complex="Times New Roman2"/>
    </style:style>
    <style:style style:name="T13" style:family="text">
      <style:text-properties fo:font-variant="normal" fo:text-transform="none" fo:color="#000000" fo:letter-spacing="normal" fo:font-style="italic" fo:font-weight="normal"/>
    </style:style>
    <style:style style:name="T14" style:family="text">
      <style:text-properties fo:font-variant="normal" fo:text-transform="none" fo:color="#000000" fo:letter-spacing="normal" fo:font-style="italic" fo:font-weight="normal" style:font-name-complex="Times New Roman2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style:font-name-complex="Times New Roman2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17d1ea" style:font-name-complex="Times New Roman2"/>
    </style:style>
    <style:style style:name="T17" style:family="text">
      <style:text-properties fo:font-variant="normal" fo:text-transform="none" fo:color="#000000" style:font-name="Times New Roman" fo:letter-spacing="normal" fo:font-style="italic" fo:font-weight="normal" style:font-name-complex="Times New Roman2"/>
    </style:style>
    <style:style style:name="T18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orks Cited</text:p>
      <text:p text:style-name="P1"><text:span text:style-name="T1">DiBona, Chris, Danese Cooper, and Mark Stone. </text:span><text:span text:style-name="T2">Open Sources 2.0: The Continuing Evolution</text:span><text:span text:style-name="T1">. Beijing: O'Reilly, 2006. Print.</text:span></text:p>
      <text:p text:style-name="P2"/>
      <text:p text:style-name="P1"><text:span text:style-name="T1">Duval, Jared. </text:span><text:span text:style-name="T2">Next Generation Democracy: What the Open-source Revolution Means for Power, Politics, and Change</text:span><text:span text:style-name="T1">. New York, NY: Bloomsbury USA, 2010. Print.</text:span></text:p>
      <text:p text:style-name="P2"/>
      <text:p text:style-name="P1"><text:span text:style-name="T1">Golden, Bernard. </text:span><text:span text:style-name="T2">Succeeding with Open Source</text:span><text:span text:style-name="T1">. Boston: Addison-Wesley, 2005. Print.</text:span></text:p>
      <text:p text:style-name="P2"/>
      <text:p text:style-name="P1"><text:span text:style-name="T1">Goldman, Ron, and Richard P. Gabriel. </text:span><text:span text:style-name="T2">Innovation Happens Elsewhere: Open Source as Business Strategy</text:span><text:span text:style-name="T1">. Amsterdam: Morgan Kaufmann, 2005. Print.</text:span></text:p>
      <text:p text:style-name="P1"/>
      <text:p text:style-name="P5"><text:span text:style-name="T4">How Linux Is Built</text:span><text:span text:style-name="T5">. Dir. The Linux Foundation. Perf. The Linux Foundation Members. </text:span><text:span text:style-name="T4">How Linux Is Built</text:span><text:span text:style-name="T5">. The Linux Foundation, 3 Apr. 2012. Web. 17 Nov. 2014.</text:span></text:p>
      <text:p text:style-name="P5"/>
      <text:p text:style-name="P9"><text:span text:style-name="T11">International Data Corporation. "IDC: Smartphone OS Market Share."</text:span><text:span text:style-name="T14">Www.idc.com</text:span><text:span text:style-name="T11">. International Data Corporation, Summer 2014. Web. 17 Nov. 2014.</text:span></text:p>
      <text:p text:style-name="P8"><text:span text:style-name="T11"/></text:p>
      <text:p text:style-name="P8"><text:span text:style-name="T10">Landry, John T. "Profiting from Open Source." </text:span><text:span text:style-name="T13">Harvard Business Review</text:span><text:span text:style-name="T10">. Harvard Business Review, Sept. 2000. Web. 22 Nov. 2014.</text:span></text:p>
      <text:p text:style-name="P2"/>
      <text:p text:style-name="P1"><text:span text:style-name="T1">Moody, Glyn. </text:span><text:span text:style-name="T2">Rebel Code: The inside Story of Linux and the Open Source Revolution</text:span><text:span text:style-name="T1">. Cambridge, MA: Perseus Pub., 2001. Print.</text:span></text:p>
      <text:p text:style-name="P1"/>
      <text:p text:style-name="P4"><text:span text:style-name="T1">Microsoft. "A History of Windows - Microsoft Windows." </text:span><text:span text:style-name="T3">Windows.microsoft.com</text:span><text:span text:style-name="T1">. Microsoft, Nov. 2013. Web. 17 Nov. 2014.</text:span></text:p>
      <text:p text:style-name="P2"/>
      <text:p text:style-name="P12"><text:span text:style-name="T1">Negus, Chris. </text:span><text:span text:style-name="T2">Linux Bible 2010: Boot Up to Ubuntu, Fedora, Knoppnix, Debian, OpenSuse, and 13 Other Distributions</text:span><text:span text:style-name="T1">. Indianapolis, IN: Wiley, 2010. Print.</text:span></text:p>
      <text:p text:style-name="P12"/>
      <text:p text:style-name="P10"><text:span text:style-name="T15">"</text:span><text:span text:style-name="T16">November</text:span><text:span text:style-name="T15"> 201</text:span><text:span text:style-name="T16">4</text:span><text:span text:style-name="T15"> Web Server Survey." </text:span><text:span text:style-name="T17">Internet Research</text:span><text:span text:style-name="T15">. Netcraft, </text:span><text:span text:style-name="T16">19</text:span><text:span text:style-name="T15"> </text:span><text:span text:style-name="T16">Nov</text:span><text:span text:style-name="T15">. 201</text:span><text:span text:style-name="T16">4</text:span><text:span text:style-name="T15">. Web. </text:span><text:span text:style-name="T16">23</text:span><text:span text:style-name="T15"> Nov. 2014.</text:span></text:p>
      <text:p text:style-name="P1"/>
      <text:p text:style-name="P3">Organisation for Economic Co-operation and Development. "OECD Technological Innovations Definition." <text:span text:style-name="T18">OECD Glossary of Statistical Terms - Technological Innovations Definition</text:span>. Organisation for Economic Co-operation and Development, 11 June 2013. Web. 16 Nov. 2014.</text:p>
      <text:p text:style-name="P3"/>
      <text:p text:style-name="P6"><text:span text:style-name="T10">Sinofsky, Steve. "How Many People Make Windows 7." </text:span><text:span text:style-name="T13">The Guardian</text:span><text:span text:style-name="T10">. The Guardian, 19 Aug. 2008. Web. 20 Nov.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Open Sans" svg:font-family="'Open Sans', 'Helvetica Neue', Helvetica, Arial, sans-serif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  <style:font-face style:name="Source Han Sans Normal" svg:font-family="'Source Han Sans Normal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Normal" style:font-family-asian="'Source Han Sans Normal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ing_20_1_20_PHPDOCX" style:display-name="Heading 1 PHPDOCX" style:family="paragraph" style:parent-style-name="Standard" style:next-style-name="Standard" style:default-outline-level="1" style:list-style-name="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PHPDOCX" style:display-name="Heading 2 PHPDOCX" style:family="paragraph" style:parent-style-name="Standard" style:next-style-name="Standard" style:default-outline-level="2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PHPDOCX" style:display-name="Heading 3 PHPDOCX" style:family="paragraph" style:parent-style-name="Standard" style:next-style-name="Standard" style:default-outline-level="3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PHPDOCX" style:display-name="Heading 4 PHPDOCX" style:family="paragraph" style:parent-style-name="Standard" style:next-style-name="Standard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PHPDOCX" style:display-name="Heading 5 PHPDOCX" style:family="paragraph" style:parent-style-name="Standard" style:next-style-name="Standard" style:default-outline-level="5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PHPDOCX" style:display-name="Heading 6 PHPDOCX" style:family="paragraph" style:parent-style-name="Standard" style:next-style-name="Standard" style:default-outline-level="6" style:list-style-name="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PHPDOCX" style:display-name="Heading 7 PHPDOCX" style:family="paragraph" style:parent-style-name="Standard" style:next-style-name="Standard" style:default-outline-level="7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PHPDOCX" style:display-name="Heading 8 PHPDOCX" style:family="paragraph" style:parent-style-name="Standard" style:next-style-name="Standard" style:default-outline-level="8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PHPDOCX" style:display-name="Heading 9 PHPDOCX" style:family="paragraph" style:parent-style-name="Standard" style:next-style-name="Standard" style:default-outline-level="9" style:list-style-name="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annotation_20_text_20_PHPDOCX" style:display-name="annotation text PHPDOCX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_20_PHPDOCX" style:display-name="annotation subject PHPDOCX" style:family="paragraph" style:parent-style-name="annotation_20_text_20_PHPDOCX" style:default-outline-level="">
      <style:text-properties fo:font-weight="bold" style:font-weight-asian="bold" style:font-weight-complex="bold"/>
    </style:style>
    <style:style style:name="Balloon_20_Text_20_PHPDOCX" style:display-name="Balloon Text PHPDOCX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PHPDOCX" style:display-name="foot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endnote_20_Text_20_PHPDOCX" style:display-name="endnote Text PHPDOCX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itle_20_PHPDOCX" style:display-name="Title PHPDOCX" style:family="paragraph" style:parent-style-name="Standard" style:next-style-name="Standard" style:default-outline-level="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PHPDOCX" style:display-name="Subtitle PHPDOCX" style:family="paragraph" style:parent-style-name="Standard" style:next-style-name="Standard" style:default-outline-level="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Quote_20_PHPDOCX" style:display-name="Quote PHPDOCX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Intense_20_Quote_20_PHPDOCX" style:display-name="Intense Quote PHPDOCX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_20_PHPDOCX" style:display-name="List Paragraph PHPDOCX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_20_PHPDOCX" style:display-name="No Spacing PHPDOCX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annotation_20_reference_20_PHPDOCX" style:display-name="annotation reference PHPDOCX" style:family="text">
      <style:text-properties fo:font-size="8pt" style:font-size-asian="8pt" style:font-size-complex="8pt"/>
    </style:style>
    <style:style style:name="Comment_20_Text_20_Char_20_PHPDOCX" style:display-name="Comment Text Char PHPDOCX" style:family="text">
      <style:text-properties fo:font-size="10pt" style:font-size-asian="10pt" style:font-size-complex="10pt"/>
    </style:style>
    <style:style style:name="Comment_20_Subject_20_Char_20_PHPDOCX" style:display-name="Comment Subject Char PHPDOCX" style:family="text" style:parent-style-name="Comment_20_Text_20_Char_20_PHPDOCX">
      <style:text-properties fo:font-size="10pt" fo:font-weight="bold" style:font-size-asian="10pt" style:font-weight-asian="bold" style:font-size-complex="10pt" style:font-weight-complex="bold"/>
    </style:style>
    <style:style style:name="Balloon_20_Text_20_Char_20_PHPDOCX" style:display-name="Balloon Text Char PHPDOCX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ar_20_PHPDOCX" style:display-name="footnote text Car PHPDOCX" style:family="text">
      <style:text-properties fo:font-size="10pt" style:font-size-asian="10pt" style:font-size-complex="10pt"/>
    </style:style>
    <style:style style:name="footnote_20_Reference_20_PHPDOCX" style:display-name="footnote Reference PHPDOCX" style:family="text">
      <style:text-properties style:text-position="super 58%"/>
    </style:style>
    <style:style style:name="endnote_20_text_20_Car_20_PHPDOCX" style:display-name="endnote text Car PHPDOCX" style:family="text">
      <style:text-properties fo:font-size="10pt" style:font-size-asian="10pt" style:font-size-complex="10pt"/>
    </style:style>
    <style:style style:name="endnote_20_Reference_20_PHPDOCX" style:display-name="endnote Reference PHPDOCX" style:family="text">
      <style:text-properties style:text-position="super 58%"/>
    </style:style>
    <style:style style:name="Default_20_Paragraph_20_Font_20_PHPDOCX" style:display-name="Default Paragraph Font PHPDOCX" style:family="text"/>
    <style:style style:name="Heading_20_1_20_Car_20_PHPDOCX" style:display-name="Heading 1 Car PHPDOCX" style:family="text" style:parent-style-name="Default_20_Paragraph_20_Font_20_PHPDOCX">
      <style:text-properties fo:color="#365f91" style:font-name="Cambria" fo:font-family="Cambria" style:font-family-generic="swiss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ar_20_PHPDOCX" style:display-name="Heading 2 Car PHPDOCX" style:family="text" style:parent-style-name="Default_20_Paragraph_20_Font_20_PHPDOCX">
      <style:text-properties fo:color="#4f81bd" style:font-name="Cambria" fo:font-family="Cambria" style:font-family-generic="swiss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ar_20_PHPDOCX" style:display-name="Heading 3 Car PHPDOCX" style:family="text" style:parent-style-name="Default_20_Paragraph_20_Font_20_PHPDOCX">
      <style:text-properties fo:color="#4f81bd" style:font-name="Cambria" fo:font-family="Cambria" style:font-family-generic="swiss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ar_20_PHPDOCX" style:display-name="Heading 4 Car PHPDOCX" style:family="text" style:parent-style-name="Default_20_Paragraph_20_Font_20_PHPDOCX">
      <style:text-properties fo:color="#4f81bd" style:font-name="Cambria" fo:font-family="Cambria" style:font-family-generic="swiss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ar_20_PHPDOCX" style:display-name="Heading 5 Car PHPDOCX" style:family="text" style:parent-style-name="Default_20_Paragraph_20_Font_20_PHPDOCX">
      <style:text-properties fo:color="#243f60" style:font-name="Cambria" fo:font-family="Cambria" style:font-family-generic="swiss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ar_20_PHPDOCX" style:display-name="Heading 6 Car PHPDOCX" style:family="text" style:parent-style-name="Default_20_Paragraph_20_Font_20_PHPDOCX">
      <style:text-properties fo:color="#243f6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ar_20_PHPDOCX" style:display-name="Heading 7 Car PHPDOCX" style:family="text" style:parent-style-name="Default_20_Paragraph_20_Font_20_PHPDOCX">
      <style:text-properties fo:color="#404040" style:font-name="Cambria" fo:font-family="Cambria" style:font-family-generic="swiss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ar_20_PHPDOCX" style:display-name="Title Car PHPDOCX" style:family="text" style:parent-style-name="Default_20_Paragraph_20_Font_20_PHPDOCX">
      <style:text-properties fo:color="#17365d" style:font-name="Cambria" fo:font-family="Cambria" style:font-family-generic="swiss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ar_20_PHPDOCX" style:display-name="Subtitle Car PHPDOCX" style:family="text" style:parent-style-name="Default_20_Paragraph_20_Font_20_PHPDOCX">
      <style:text-properties fo:color="#4f81bd" style:font-name="Cambria" fo:font-family="Cambria" style:font-family-generic="swiss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Subtle_20_Emphasis_20_PHPDOCX" style:display-name="Subtle Emphasis PHPDOCX" style:family="text" style:parent-style-name="Default_20_Paragraph_20_Font_20_PHPDOCX">
      <style:text-properties fo:color="#808080" fo:font-style="italic" style:font-style-asian="italic" style:font-style-complex="italic"/>
    </style:style>
    <style:style style:name="Emphasis_20_PHPDOCX" style:display-name="Emphasis PHPDOCX" style:family="text" style:parent-style-name="Default_20_Paragraph_20_Font_20_PHPDOCX">
      <style:text-properties fo:font-style="italic" style:font-style-asian="italic" style:font-style-complex="italic"/>
    </style:style>
    <style:style style:name="Intense_20_Emphasis_20_PHPDOCX" style:display-name="Intense Emphasis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_20_PHPDOCX" style:display-name="Strong PHPDOCX" style:family="text" style:parent-style-name="Default_20_Paragraph_20_Font_20_PHPDOCX">
      <style:text-properties fo:font-weight="bold" style:font-weight-asian="bold" style:font-weight-complex="bold"/>
    </style:style>
    <style:style style:name="Quote_20_Car_20_PHPDOCX" style:display-name="Quote Car PHPDOCX" style:family="text" style:parent-style-name="Default_20_Paragraph_20_Font_20_PHPDOCX">
      <style:text-properties fo:color="#000000" fo:font-style="italic" style:font-style-asian="italic" style:font-style-complex="italic"/>
    </style:style>
    <style:style style:name="Intense_20_Quote_20_Car_20_PHPDOCX" style:display-name="Intense Quote Car PHPDOCX" style:family="text" style:parent-style-name="Default_20_Paragraph_20_Font_20_PHPDOCX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_20_PHPDOCX" style:display-name="Subtle Reference PHPDOCX" style:family="text" style:parent-style-name="Default_20_Paragraph_20_Font_20_PHPDOCX">
      <style:text-properties fo:font-variant="small-caps" fo:color="#c0504d" style:text-underline-style="solid" style:text-underline-width="auto" style:text-underline-color="font-color"/>
    </style:style>
    <style:style style:name="Intense_20_Reference_20_PHPDOCX" style:display-name="Intense Reference PHPDOCX" style:family="text" style:parent-style-name="Default_20_Paragraph_20_Font_20_PHPDOCX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_20_PHPDOCX" style:display-name="Book Title PHPDOCX" style:family="text" style:parent-style-name="Default_20_Paragraph_20_Font_20_PHPDOCX">
      <style:text-properties fo:font-variant="small-caps" fo:letter-spacing="0.0035in" fo:font-weight="bold" style:font-weight-asian="bold" style:font-weight-complex="bold"/>
    </style:style>
    <style:style style:name="Heading_20_8_20_Car_20_PHPDOCX" style:display-name="Heading 8 Car PHPDOCX" style:family="text" style:parent-style-name="Default_20_Paragraph_20_Font_20_PHPDOCX">
      <style:text-properties fo:color="#404040" style:font-name="Cambria" fo:font-family="Cambria" style:font-family-generic="swiss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_20_Car_20_PHPDOCX" style:display-name="Heading 9 Car PHPDOCX" style:family="text" style:parent-style-name="Default_20_Paragraph_20_Font_20_PHPDOCX">
      <style:text-properties fo:color="#404040" style:font-name="Cambria" fo:font-family="Cambria" style:font-family-generic="swiss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_20_PHPDOCX" style:display-name="No List PHPDOCX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PDocX</meta:initial-creator>
    <meta:editing-cycles>21</meta:editing-cycles>
    <meta:creation-date>2012-01-10T09:29:00</meta:creation-date>
    <dc:date>2014-11-23T11:04:47.363452159</dc:date>
    <meta:editing-duration>P5DT9H15M50S</meta:editing-duration>
    <meta:generator>LibreOffice/4.3.4.1$Linux_X86_64 LibreOffice_project/430m0$Build-1</meta:generator>
    <meta:document-statistic meta:table-count="0" meta:image-count="0" meta:object-count="0" meta:page-count="1" meta:paragraph-count="14" meta:word-count="257" meta:character-count="1799" meta:non-whitespace-character-count="15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